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fr1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1.1252in" svg:y="2.3055in" svg:width="1.3193in" svg:height="1.4028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Emily McKee</dc:creator>
    <meta:generator>LibreOffice/5.3.0.3$MacOSX_X86_64 LibreOffice_project/7074905676c47b82bbcfbea1aeefc84afe1c50e1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fo:min-height="0.459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0.917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fo:min-height="1.834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3.281cm" svg:height="3.563cm" svg:x="0.017cm" svg:y="0cm">
          <text:p/>
        </draw:rect>
        <draw:line draw:style-name="gr2" draw:text-style-name="P2" draw:layer="layout" svg:x1="0cm" svg:y1="0.564cm" svg:x2="3.316cm" svg:y2="0.578cm">
          <text:p/>
        </draw:line>
        <draw:line draw:style-name="gr2" draw:text-style-name="P2" draw:layer="layout" svg:x1="0.035cm" svg:y1="1.671cm" svg:x2="3.351cm" svg:y2="1.671cm">
          <text:p/>
        </draw:line>
        <draw:frame draw:style-name="gr3" draw:text-style-name="P2" draw:layer="layout" svg:width="2.011cm" svg:height="0.459cm" svg:x="0.635cm" svg:y="0.071cm">
          <draw:text-box>
            <text:p text:style-name="P3"><text:span text:style-name="T1">OneRowNim</text:span></text:p>
          </draw:text-box>
        </draw:frame>
        <draw:frame draw:style-name="gr4" draw:text-style-name="P2" draw:layer="layout" svg:width="3.034cm" svg:height="0.917cm" svg:x="0.071cm" svg:y="0.635cm">
          <draw:text-box>
            <text:p text:style-name="P3"><text:span text:style-name="T1">- nSticks: int = 7</text:span></text:p>
            <text:p text:style-name="P3"><text:span text:style-name="T1">- player: int = 1</text:span></text:p>
          </draw:text-box>
        </draw:frame>
        <draw:frame draw:style-name="gr5" draw:text-style-name="P2" draw:layer="layout" svg:width="2.505cm" svg:height="1.834cm" svg:x="0.212cm" svg:y="1.729cm">
          <draw:text-box>
            <text:p text:style-name="P3"><text:span text:style-name="T1">+ takeOne()</text:span></text:p>
            <text:p text:style-name="P3"><text:span text:style-name="T1">+ takeTwo()</text:span></text:p>
            <text:p text:style-name="P3"><text:span text:style-name="T1">+ takeThree()</text:span></text:p>
            <text:p text:style-name="P3"><text:span text:style-name="T1">+ report()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351cm" fo:page-height="3.5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